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s I explained earlier, I'm going to be
experimenting directly on your bodies, so
you'll just have to grin and bear it.</text:p>
          </table:table-cell>
          <table:table-cell table:number-columns-repeated="1020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?!! And what exactly do you mean
by that?!</text:p>
          </table:table-cell>
          <table:table-cell table:number-columns-repeated="1020"/>
        </table:table-row>
        <table:table-row>
          <table:table-cell table:style-name="ce0" office:value-type="string">
            <text:p>もっとちゃんと説明しなさいな！！</text:p>
          </table:table-cell>
          <table:table-cell table:style-name="ce0"/>
          <table:table-cell table:style-name="ce0"/>
          <table:table-cell table:style-name="ce0" office:value-type="string">
            <text:p>Please explain yourself!!</text:p>
          </table:table-cell>
          <table:table-cell table:number-columns-repeated="1020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hey, calm down! It's not like I'll be
shooting you with Magical bullets or anything,
there's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y...! I, I am not afraid!!</text:p>
          </table:table-cell>
          <table:table-cell table:number-columns-repeated="1020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style-name="ce0"/>
          <table:table-cell table:style-name="ce0"/>
          <table:table-cell table:style-name="ce0" office:value-type="string">
            <text:p>Use what you will, be it Magical bullets, or
Magical guns, or Magical missiles!!</text:p>
          </table:table-cell>
          <table:table-cell table:number-columns-repeated="1020"/>
        </table:table-row>
        <table:table-row>
          <table:table-cell table:style-name="ce0" office:value-type="string">
            <text:p>姉さん、とりあえず話を聞こ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let's just listen to her.</text:p>
          </table:table-cell>
          <table:table-cell table:number-columns-repeated="1020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simple. All you have to do is ingest a
variety of trial medicines that I've mixed.</text:p>
          </table:table-cell>
          <table:table-cell table:number-columns-repeated="1020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style-name="ce0"/>
          <table:table-cell table:style-name="ce0"/>
          <table:table-cell table:style-name="ce0" office:value-type="string">
            <text:p>Although, since I'd like to observe the
Magical particle mutations within your body
for as long as possible, you'll need to hold
off on urinating for a while.</text:p>
          </table:table-cell>
          <table:table-cell table:number-columns-repeated="1020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, so that is what you meant by ‘bearing it’.
You needn't have worried me...</text:p>
          </table:table-cell>
          <table:table-cell table:number-columns-repeated="1020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it can be a little tough on girls, you
know〜? Can you do it?</text:p>
          </table:table-cell>
          <table:table-cell table:number-columns-repeated="1020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 Are you making fun of me?!</text:p>
          </table:table-cell>
          <table:table-cell table:number-columns-repeated="1020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style-name="ce0"/>
          <table:table-cell table:style-name="ce0"/>
          <table:table-cell table:style-name="ce0" office:value-type="string">
            <text:p>Despite how it may look, I am the beautiful
young daughter of the one-and-only Pangini
family! To refrain from using the lavatory
shall be a piece of gâteau!</text:p>
          </table:table-cell>
          <table:table-cell table:number-columns-repeated="1020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can't just call yourself beautiful...</text:p>
          </table:table-cell>
          <table:table-cell table:number-columns-repeated="1020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ll right, I'll leave it to you to be my
star specimen for this trial drug experiment.</text:p>
          </table:table-cell>
          <table:table-cell table:number-columns-repeated="1020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style-name="ce0"/>
          <table:table-cell table:style-name="ce0"/>
          <table:table-cell table:style-name="ce0" office:value-type="string">
            <text:p>If you don't mind, would you go to the
bathroom and then proceed into this room?</text:p>
          </table:table-cell>
          <table:table-cell table:number-columns-repeated="1020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ery well! And then you would do well to
feast your eyes upon my magnificent work!</text:p>
          </table:table-cell>
          <table:table-cell table:number-columns-repeated="1020"/>
        </table:table-row>
        <table:table-row>
          <table:table-cell table:style-name="ce0" office:value-type="string">
            <text:p>薬飲む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ven if that work is just downing a little
medici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